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mailto:ryan@nodaluxe.com" xlink:type="simple">ryan@nodaluxe.com</text:a></text:p>
          </table:table-cell>
        </table:table-row>
        <table:table-row table:style-name="ro1">
          <table:table-cell office:value-type="string" calcext:value-type="string">
            <text:p><text:a xlink:href="mailto:blaze@nodaluxe.com" xlink:type="simple">blaze@nodaluxe.com</text:a></text:p>
          </table:table-cell>
        </table:table-row>
        <table:table-row table:style-name="ro1">
          <table:table-cell office:value-type="string" calcext:value-type="string">
            <text:p><text:a xlink:href="mailto:info@nodaluxe.com" xlink:type="simple">info@nodaluxe.com</text:a></text:p>
          </table:table-cell>
        </table:table-row>
        <table:table-row table:style-name="ro1">
          <table:table-cell office:value-type="string" calcext:value-type="string">
            <text:p><text:a xlink:href="mailto:payments@nodaluxe.com" xlink:type="simple">payments@nodaluxe.com</text:a></text:p>
          </table:table-cell>
        </table:table-row>
        <table:table-row table:style-name="ro1">
          <table:table-cell office:value-type="string" calcext:value-type="string">
            <text:p><text:a xlink:href="mailto:events@nodaluxe.com" xlink:type="simple">events@nodaluxe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22:25:59.634213474</meta:creation-date>
    <dc:date>2025-12-09T22:27:57.175655636</dc:date>
    <meta:editing-duration>PT1M58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